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false"/>
    </style:style>
    <style:style style:name="Tabla1.A" style:family="table-column">
      <style:table-column-properties style:column-width="2.581cm" style:rel-column-width="1463*"/>
    </style:style>
    <style:style style:name="Tabla1.B" style:family="table-column">
      <style:table-column-properties style:column-width="14.42cm" style:rel-column-width="8175*"/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/>
      <style:text-properties fo:font-weight="bold" officeooo:rsid="00009a44" officeooo:paragraph-rsid="00009a44" style:font-weight-asian="bold" style:font-weight-complex="bold"/>
    </style:style>
    <style:style style:name="P2" style:family="paragraph" style:parent-style-name="Table_20_Contents">
      <style:paragraph-properties fo:margin-right="0cm"/>
    </style:style>
    <style:style style:name="P3" style:family="paragraph" style:parent-style-name="Table_20_Contents">
      <style:paragraph-properties fo:margin-right="0cm"/>
      <style:text-properties fo:background-color="#ffffff"/>
    </style:style>
    <style:style style:name="P4" style:family="paragraph" style:parent-style-name="Table_20_Contents">
      <style:paragraph-properties fo:margin-right="0cm"/>
      <style:text-properties officeooo:rsid="00009a44" officeooo:paragraph-rsid="00009a44" fo:background-color="#ffffff"/>
    </style:style>
    <style:style style:name="P5" style:family="paragraph" style:parent-style-name="Table_20_Contents">
      <style:paragraph-properties fo:margin-right="0cm"/>
      <style:text-properties officeooo:rsid="0000f828" officeooo:paragraph-rsid="0000f828"/>
    </style:style>
    <style:style style:name="T1" style:family="text">
      <style:text-properties officeooo:rsid="0000f828"/>
    </style:style>
    <style:style style:name="T2" style:family="text">
      <style:text-properties officeooo:rsid="000217e2"/>
    </style:style>
    <style:style style:name="T3" style:family="text">
      <style:text-properties officeooo:rsid="0003f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.- An e-mail discussing network specifications.</text:h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To:</text:p>
          </table:table-cell>
          <table:table-cell table:style-name="Tabla1.B1" office:value-type="string">
            <text:p text:style-name="P4">InforS<text:span text:style-name="T1">li</text:span>@infor.es<text:span text:style-name="T1"> <text:s text:c="103"/></text:span></text:p>
          </table:table-cell>
        </table:table-row>
        <table:table-row>
          <table:table-cell table:style-name="Tabla1.A2" office:value-type="string">
            <text:p text:style-name="P1">From:</text:p>
          </table:table-cell>
          <table:table-cell table:style-name="Tabla1.B2" office:value-type="string">
            <text:p text:style-name="P4">Henry@<text:span text:style-name="T1">hilti.es <text:s text:c="106"/></text:span></text:p>
          </table:table-cell>
        </table:table-row>
        <table:table-row>
          <table:table-cell table:style-name="Tabla1.A2" office:value-type="string">
            <text:p text:style-name="P1">Subject:</text:p>
          </table:table-cell>
          <table:table-cell table:style-name="Tabla1.B2" office:value-type="string">
            <text:p text:style-name="P3">Budget to install a network in the offices.<text:span text:style-name="T1"> <text:s text:c="65"/></text:span></text:p>
          </table:table-cell>
        </table:table-row>
        <table:table-row>
          <table:table-cell table:style-name="Tabla1.A4" table:number-columns-spanned="2" office:value-type="string">
            <text:p text:style-name="P2"/>
            <text:p text:style-name="P5">Dear Margarita,</text:p>
            <text:p text:style-name="P5"/>
            <text:p text:style-name="P5">As <text:span text:style-name="T3">discussed,</text:span> here I am sending you my specifications to configure our network. We have to use an Ethernet network <text:span text:style-name="T3">because</text:span> we need to have a lot of data traffic. The network will serve 20 workstations and 10 printers. It is essential to install a firewall <text:span text:style-name="T3">because</text:span> we need <text:span text:style-name="T3">a secure </text:span>data traffic. Can you send me a typology diagram, the necessary equipment and the total cost?</text:p>
            <text:p text:style-name="P5"/>
            <text:p text:style-name="P5">Please contact us if you need more information.</text:p>
            <text:p text:style-name="P5"/>
            <text:p text:style-name="P5">Greetings,</text:p>
            <text:p text:style-name="P5">Henry Smith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6:11:21.255056247</meta:creation-date>
    <dc:date>2023-10-22T16:38:41.495238696</dc:date>
    <meta:editing-duration>PT39S</meta:editing-duration>
    <meta:editing-cycles>1</meta:editing-cycles>
    <meta:document-statistic meta:table-count="1" meta:image-count="0" meta:object-count="0" meta:page-count="1" meta:paragraph-count="12" meta:word-count="99" meta:character-count="874" meta:non-whitespace-character-count="510"/>
    <meta:generator>LibreOffice/7.6.2.1$Linux_X86_64 LibreOffice_project/60$Build-1</meta:generator>
  </office:meta>
</office:document-meta>
</file>